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297d" officeooo:paragraph-rsid="0000297d"/>
    </style:style>
    <style:style style:name="P2" style:family="paragraph" style:parent-style-name="Standard">
      <style:paragraph-properties fo:text-align="start" style:justify-single-word="false"/>
      <style:text-properties officeooo:rsid="0000297d" officeooo:paragraph-rsid="0000297d"/>
    </style:style>
    <style:style style:name="P3" style:family="paragraph" style:parent-style-name="Standard">
      <style:paragraph-properties fo:text-align="start" style:justify-single-word="false"/>
      <style:text-properties officeooo:rsid="0000ea12" officeooo:paragraph-rsid="0000ea12"/>
    </style:style>
    <style:style style:name="T1" style:family="text">
      <style:text-properties officeooo:rsid="0000e480"/>
    </style:style>
    <style:style style:name="T2" style:family="text">
      <style:text-properties officeooo:rsid="0000e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<text:span text:style-name="T1">odule </text:span>G<text:span text:style-name="T1">uide</text:span></text:p>
      <text:p text:style-name="P2">I/O module:</text:p>
      <text:p text:style-name="P2"><text:tab/>secret: how the data set are represented</text:p>
      <text:p text:style-name="P2"><text:tab/>service: provide accessors of information in the dataset</text:p>
      <text:p text:style-name="P2">Searching module:</text:p>
      <text:p text:style-name="P2"><text:tab/>secret: how to find and filter out the jobs that meet the user’s requirement</text:p>
      <text:p text:style-name="P2"><text:tab/>service: find and <text:s/>store the jobs the user want</text:p>
      <text:p text:style-name="P2">Sorting module:</text:p>
      <text:p text:style-name="P2"><text:tab/>secret: sorting algorithm </text:p>
      <text:p text:style-name="P2"><text:tab/>service: sort these objects with respect to different requirements</text:p>
      <text:p text:style-name="P2">Graphing module:</text:p>
      <text:p text:style-name="P2"><text:tab/>secret: data structure of <text:s/>a graph</text:p>
      <text:p text:style-name="P2"><text:tab/>service: graph construction</text:p>
      <text:p text:style-name="P2">Mapping module:</text:p>
      <text:p text:style-name="P2"><text:tab/>secret: how to select a city/<text:span text:style-name="T1">region</text:span></text:p>
      <text:p text:style-name="P2"><text:tab/>service: select the nearest city/<text:span text:style-name="T1">region</text:span> in the dataset according to the user’s input</text:p>
      <text:p text:style-name="P2">Output module:</text:p>
      <text:p text:style-name="P2"><text:tab/>secret: how the output will be like</text:p>
      <text:p text:style-name="P2"><text:tab/>service: provide a list of jobs according to his/her interest and provide detailed information if <text:tab/>the user wants</text:p>
      <text:p text:style-name="P2"><text:s text:c="2"/><text:span text:style-name="T2">Spell check</text:span></text:p>
      <text:p text:style-name="P3">Email uni, delete “for” , document </text:p>
      <text:p text:style-name="P3">Domain delete “java ..” </text:p>
      <text:p text:style-name="P3">use case delete, class diagram </text:p>
      <text:p text:style-name="P3">100K – word for greater than 10</text:p>
      <text:p text:style-name="P3">measurable avoid using this, that, ambiguous word </text:p>
      <text:p text:style-name="P3">separate the method</text:p>
      <text:p text:style-name="P3">less specific easier to identify</text:p>
      <text:p text:style-name="P3">use word shall </text:p>
      <text:p text:style-name="P3"><text:s/>priority dependence </text:p>
      <text:p text:style-name="P3">non-functional more measurable </text:p>
      <text:p text:style-name="P3">assumptions users location and age? </text:p>
      <text:p text:style-name="P3">Reference? </text:p>
      <text:p text:style-name="P3">Table of contents paragraph format</text:p>
      <text:p text:style-name="P3">non-tech re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6:34:40.136693433</meta:creation-date>
    <dc:date>2020-03-09T17:17:17.653504618</dc:date>
    <meta:editing-duration>PT3M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76" meta:character-count="1149" meta:non-whitespace-character-count="978"/>
  </office:meta>
</office:document-meta>
</file>